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PROHOLANDA SAC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AE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NUÑEZ VILLANUEVA, EDGA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3367374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8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7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1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23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23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 NEGRO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 BLANCO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0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7T21:22:2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